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7" table:visibility="collapse"/>
        <table:table-column table:style-name="co3" table:default-cell-style-name="ce21" table:visibility="collapse"/>
        <table:table-column table:style-name="co2" table:default-cell-style-name="ce19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500" table:formula="of:=[.E2]" table:style-name="ce1">
            <text:p>5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number-columns-repeated="2"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150" table:formula="of:=[.E4]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700" table:style-name="ce1">
            <text:p>700</text:p>
          </table:table-cell>
          <table:table-cell table:style-name="ce1"/>
          <table:table-cell office:value-type="float" office:value="700" table:formula="of:=[.E5]" table:style-name="ce1">
            <text:p>7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0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number-columns-repeated="2"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table:number-columns-repeated="2" table:style-name="ce1"/>
          <table:table-cell office:value-type="float" office:value="0" table:formula="of:=[.E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number-columns-repeated="2"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0" table:formula="of:=[.E9]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0" table:formula="of:=[.E10]" table:style-name="ce1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шт</text:p>
          </table:table-cell>
          <table:table-cell office:value-type="float" office:value="16" table:formula="of:=[.E11]*0.4" table:style-name="ce1">
            <text:p>16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formula="of:=[.E12]" table:style-name="ce1">
            <text:p>1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number-columns-repeated="2"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250" table:style-name="ce1">
            <text:p>250</text:p>
          </table:table-cell>
          <table:table-cell table:style-name="ce1"/>
          <table:table-cell office:value-type="float" office:value="250" table:formula="of:=[.E14]" table:style-name="ce1">
            <text:p>2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3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number-columns-repeated="2"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number-columns-repeated="2"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number-columns-repeated="2"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number-columns-repeated="2"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number-columns-repeated="2" table:style-name="ce1"/>
          <table:table-cell office:value-type="float" office:value="0" table:formula="of:=[.E1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number-columns-repeated="2"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" table:formula="of:=[.E21]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50" table:style-name="ce1">
            <text:p>250</text:p>
          </table:table-cell>
          <table:table-cell table:style-name="ce1"/>
          <table:table-cell office:value-type="float" office:value="250" table:formula="of:=[.E22]" table:style-name="ce1">
            <text:p>25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150" table:formula="of:=[.E23]" table:style-name="ce1">
            <text:p>150</text:p>
          </table:table-cell>
          <table:table-cell table:number-columns-repeated="16377"/>
        </table:table-row>
        <table:table-row table:style-name="ro5" table:visibility="filter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number-columns-repeated="2" table:style-name="ce1"/>
          <table:table-cell office:value-type="float" office:value="0" table:formula="of:=[.E24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" table:formula="of:=[.E25]" table:style-name="ce1">
            <text:p>20</text:p>
          </table:table-cell>
          <table:table-cell table:number-columns-repeated="16377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80" table:formula="of:=[.E26]" table:style-name="ce1">
            <text:p>8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table:number-columns-repeated="2" table:style-name="ce1"/>
          <table:table-cell office:value-type="float" office:value="0" table:formula="of:=[.E2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number-columns-repeated="2"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number-columns-repeated="2" table:style-name="ce1"/>
          <table:table-cell office:value-type="float" office:value="0" table:formula="of:=[.E2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number-columns-repeated="2"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number-columns-repeated="2"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90" table:formula="of:=[.E32]" table:style-name="ce1">
            <text:p>9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4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number-columns-repeated="2" table:style-name="ce1"/>
          <table:table-cell office:value-type="float" office:value="0" table:formula="of:=[.E33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" table:formula="of:=[.E34]" table:style-name="ce1">
            <text:p>2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" table:formula="of:=[.E35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table:number-columns-repeated="2" table:style-name="ce1"/>
          <table:table-cell office:value-type="float" office:value="0" table:formula="of:=[.E36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110" table:formula="of:=[.E37]" table:style-name="ce1">
            <text:p>11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110" table:formula="of:=[.E38]" table:style-name="ce1">
            <text:p>11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number-columns-repeated="2"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number-columns-repeated="2" table:style-name="ce1"/>
          <table:table-cell office:value-type="float" office:value="0" table:formula="of:=[.E4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number-columns-repeated="2" table:style-name="ce1"/>
          <table:table-cell office:value-type="float" office:value="0" table:formula="of:=[.E41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number-columns-repeated="2"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table:number-columns-repeated="2" table:style-name="ce1"/>
          <table:table-cell office:value-type="float" office:value="0" table:formula="of:=[.E4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1000" table:formula="of:=[.E44]" table:style-name="ce1">
            <text:p>10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table:number-columns-repeated="2" table:style-name="ce1"/>
          <table:table-cell office:value-type="float" office:value="0" table:formula="of:=[.E4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number-columns-repeated="2"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number-columns-repeated="2"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160" table:formula="of:=[.E48]" table:style-name="ce1">
            <text:p>16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number-columns-repeated="2" table:style-name="ce1"/>
          <table:table-cell office:value-type="float" office:value="0" table:formula="of:=[.E49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" table:formula="of:=[.E50]" table:style-name="ce1">
            <text:p>6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6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number-columns-repeated="2"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0" table:formula="of:=[.E52]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number-columns-repeated="16380" table:style-name="ce1"/>
        </table:table-row>
        <table:table-row table:style-name="ro2" table:visibility="filter">
          <table:table-cell table:style-name="ce18"/>
          <table:table-cell table:style-name="ce1"/>
          <table:table-cell table:style-name="ce17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4086" table:formula="of:=SUM([.E2:.E54])" table:style-name="ce19">
            <text:p>4086</text:p>
          </table:table-cell>
          <table:table-cell table:style-name="ce1"/>
          <table:table-cell office:value-type="float" office:value="4062" table:formula="of:=SUM([.G2:.G54])" table:style-name="ce19">
            <text:p>4062</text:p>
          </table:table-cell>
          <table:table-cell table:number-columns-repeated="16377"/>
        </table:table-row>
        <table:table-row table:number-rows-repeated="2" table:style-name="ro2">
          <table:table-cell table:number-columns-repeated="2" table:style-name="ce1"/>
          <table:table-cell table:style-name="ce17"/>
          <table:table-cell table:style-name="ce9"/>
          <table:table-cell table:style-name="ce19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20"/>
          <table:table-cell table:style-name="ce19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7"/>
          <table:table-cell table:style-name="ce9"/>
          <table:table-cell table:style-name="ce19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5-06T08:20:04Z</dc:date>
    <meta:print-date>2025-02-21T10:24:12Z</meta:print-date>
    <meta:editing-cycles>159</meta:editing-cycles>
    <meta:editing-duration>PT248687S</meta:editing-duration>
  </office:meta>
</office:document-meta>
</file>